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2386D867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>
            <draw:frame table:end-cell-address="Sheet1.G19" table:end-x="0.072cm" table:end-y="0.007cm" draw:z-index="0" draw:style-name="gr1" svg:width="7.999cm" svg:height="6.999cm" svg:x="1.105cm" svg:y="0.206cm">
              <draw:object draw:notify-on-update-of-ranges="Sheet1.A2:Sheet1.A5 Sheet1.B1:Sheet1.B1 Sheet1.B2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 office:value-type="string">
            <text:p>same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4"/>
          <table:table-cell>
            <draw:frame table:end-cell-address="Sheet1.I31" table:end-x="0.243cm" table:end-y="0.403cm" draw:z-index="1" draw:name="Graphics 1" draw:style-name="gr2" draw:text-style-name="P1" svg:width="7.185cm" svg:height="5.389cm" svg:x="2.091cm" svg:y="0.413cm">
              <draw:image xlink:href="Pictures/1000000000000400000003002386D867.jpg" xlink:type="simple" xlink:show="embed" xlink:actuate="onLoad">
                <text:p/>
              </draw:image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3">03/04/2010</text:date>, <text:time>18:3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3-21T21:24:24</meta:creation-date>
    <dc:date>2010-04-03T18:31:27</dc:date>
    <dc:creator>Kohei Yoshida</dc:creator>
    <meta:editing-duration>PT00H01M38S</meta:editing-duration>
    <meta:editing-cycles>5</meta:editing-cycles>
    <meta:generator>OpenOffice.org/3.2$Linux OpenOffice.org_project/320m21$Build-9319</meta:generator>
    <meta:document-statistic meta:table-count="3" meta:cell-count="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6.45cm" svg:y="3.218cm" chart:style-name="ch2"/>
        <chart:plot-area chart:style-name="ch3" table:cell-range-address="Sheet1.A1:Sheet1.B5" chart:data-source-has-labels="both" svg:x="0.16cm" svg:y="0.14cm" svg:width="6.13cm" svg:height="6.58cm">
          <chart:axis chart:dimension="x" chart:name="primary-x" chart:style-name="ch4"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Value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5">A</text:p>
              </table:table-cell>
              <table:table-cell office:value-type="float" office:value="1">
                <text:p text:id="Sheet1.B2:Sheet1.B5">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 grddl:transformation="http://docs.oasis-open.org/office/1.2/xslt/odf2rdf.xsl">
  <office:styles/>
</office:document-styles>
</file>